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use book generator.</text:h>
      <text:p text:style-name="Text_20_body">Where root=top level direct of site</text:p>
      <text:p text:style-name="Text_20_body"/>
      <text:h text:style-name="Heading_20_2" text:outline-level="2">Install</text:h>
      <text:p text:style-name="Text_20_body">Inkscape plus the half finished extension to export as HTML5 files. This requires Python and some specific Python library. Can't remember what it was called but Inkscape complained when it did't fine it.</text:p>
      <text:h text:style-name="Heading_20_2" text:outline-level="2">Make the pictures</text:h>
      <text:p text:style-name="Text_20_body">Use Inkscape, draw each entity as a separate layer. Only tested with very simple draw and fill.</text:p>
      <text:p text:style-name="Text_20_body">Save pictures in HTML5 formant in root/svg/, eg root/svg/Page1.svg ALSO save as *.html. Note that need to save both, the HTML ones cannot be re-edited so the svg files are needed if you want to make changes.</text:p>
      <text:p text:style-name="Text_20_body"/>
      <text:h text:style-name="Heading_20_2" text:outline-level="2">Make a frame</text:h>
      <text:p text:style-name="Text_20_body">Make an HTML frame that will be the same for all pages. Put strings like {{blah}} in it where stuff needs to be replaced. see root/config/mrintelyjont.frame for a sample.</text:p>
      <text:p text:style-name="Text_20_body">Make a stylesheet at the same time (root/style.css)</text:p>
      <text:p text:style-name="Text_20_body"/>
      <text:h text:style-name="Heading_20_2" text:outline-level="2">First pass parse of SVG files</text:h>
      <text:p text:style-name="Text_20_body">From root/scripts</text:p>
      <text:p text:style-name="Text_20_body">./makeCanvas.sh 1</text:p>
      <text:p text:style-name="Text_20_body">where the first argument <text:s/>is a file identifier, eg, it will create ../svg/Page{1}.canv.</text:p>
      <text:p text:style-name="Text_20_body">Modify the .canv (it sin the svg folder) <text:s/>file. All that needs to be done here is to comment out the colors that you will pass in the function calls later.</text:p>
      <text:p text:style-name="Text_20_body">Now modify (update) the config files to include the color names in the function calls.</text:p>
      <text:p text:style-name="Text_20_body"/>
      <text:h text:style-name="Heading_20_2" text:outline-level="2">Make a configuration file for each page. </text:h>
      <text:p text:style-name="Text_20_body">In root/config, create (eg) Page1.config. see root/config/Page1.config for an example. This contains all the specific information that is going to be added to the javascript drawing file and to the final web page.</text:p>
      <text:p text:style-name="Text_20_body"/>
      <text:h text:style-name="Heading_20_2" text:outline-level="2"><text:soft-page-break/>Generate pages</text:h>
      <text:p text:style-name="Text_20_body">From root/scripts</text:p>
      <text:p text:style-name="Text_20_body">./makePage.sh 1</text:p>
      <text:p text:style-name="Text_20_body">Takes the canvas file, the configration file, the frame and smashes them all together to produce a javascript file (look in js) and an html page (look in root).</text:p>
      <text:p text:style-name="Text_20_body"/>
      <text:h text:style-name="Heading_20_2" text:outline-level="2">Problems with Chrome</text:h>
      <text:p text:style-name="Text_20_body">Some things that display OK in Firefox do not in Chrome. The one example I have is a single curve which starts and ends at the same point.</text:p>
      <text:p text:style-name="Text_20_body">c.beginPath();</text:p>
      <text:p text:style-name="Text_20_body">c.moveTo(70.34,118.22);</text:p>
      <text:p text:style-name="Text_20_body">c.bezierCurveTo(98.0,131.34,86.29,105.46,70.34,118.22);</text:p>
      <text:p text:style-name="Text_20_body">c.closePath();</text:p>
      <text:p text:style-name="Text_20_body">c.stroke();</text:p>
      <text:p text:style-name="Text_20_body">A small change to either the start or end x or y co-ordinate and it displays fine. Bug? Implemented this change in the perl pageGernerate script for now. Should really raise a Chrome bug.</text:p>
      <text:p text:style-name="Text_20_body"/>
      <text:h text:style-name="Heading_20_2" text:outline-level="2">MANIFEST for offline working</text:h>
      <text:p text:style-name="Text_20_body"/>
      <text:p text:style-name="Text_20_body">Do we need the jquery mobile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e slattery</meta:initial-creator>
    <meta:creation-date>2012-02-14T10:30:42</meta:creation-date>
    <dc:date>2012-02-21T13:04:20</dc:date>
    <dc:creator>zoe slattery</dc:creator>
    <meta:editing-duration>PT148H15M26S</meta:editing-duration>
    <meta:editing-cycles>4</meta:editing-cycles>
    <meta:generator>OpenOffice.org/3.2$Unix OpenOffice.org_project/320m18$Build-9502</meta:generator>
    <meta:document-statistic meta:table-count="0" meta:image-count="0" meta:object-count="0" meta:page-count="2" meta:paragraph-count="32" meta:word-count="367" meta:character-count="2201"/>
  </office:meta>
</office:document-meta>
</file>